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solid" draw:stroke-dash="Ultrafine_20_Dashed" draw:marker-end="Short_20_line_20_Arrow" draw:marker-end-width="0.15cm" draw:stroke-linejoin="round" svg:stroke-linecap="butt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221cm" fo:min-width="7.914cm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04cm" fo:min-width="1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49cm"/>
    </style:style>
    <style:style style:name="gr9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ddddd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1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size="11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127cm" svg:height="0.127cm" svg:x="3.207cm" svg:y="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127cm" svg:height="0.127cm" svg:x="4.908cm" svg:y="3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27cm" svg:height="0.127cm" svg:x="4.408cm" svg:y="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.972cm" svg:y1="4.068cm" svg:x2="4.472cm" svg:y2="6.541cm" draw:start-shape="id1" draw:start-glue-point="8" draw:end-shape="id2" draw:end-glue-point="4" svg:d="M4972 4068c0 1854-500 618-500 2473" svg:viewBox="0 0 501 2474">
          <text:p/>
        </draw:connector>
        <draw:g>
          <svg:title>TexMaths</svg:title>
          <svg:desc>8§display§a_1 : A_1§svg§600§FALSE§</svg:desc>
          <draw:polygon draw:style-name="gr3" draw:text-style-name="P3" draw:layer="layout" svg:width="0.829cm" svg:height="0.233cm" svg:x="2.858cm" svg:y="2.954cm" svg:viewBox="0 0 830 234" draw:points="415,234 0,234 0,0 830,0 830,234">
            <text:p/>
          </draw:polygon>
          <draw:path draw:style-name="gr4" draw:text-style-name="P4" draw:layer="layout" svg:width="0.129cm" svg:height="0.127cm" svg:x="2.869cm" svg:y="3.021cm" svg:viewBox="0 0 130 128" svg:d="M94 18c-5-10-13-18-26-18-33 0-68 42-68 83 0 27 15 45 38 45 5 0 20-1 36-21 3 12 12 21 26 21 10 0 17-6 21-15 5-11 9-28 9-28 0-3-3-3-4-3-3 0-3 1-4 5-4 19-10 35-21 35-8 0-9-8-9-13 0-7 1-8 4-21 3-12 3-14 6-26l10-39c2-8 2-9 2-9 0-5-3-8-8-8-7 0-11 6-12 12zM76 91c-2 6-2 6-6 11-12 16-24 20-32 20-14 0-18-16-18-27 0-13 9-49 16-61 9-17 21-28 33-28 18 0 22 24 22 25 0 2-1 3-1 5z">
            <text:p/>
          </draw:path>
          <draw:path draw:style-name="gr4" draw:text-style-name="P4" draw:layer="layout" svg:width="0.072cm" svg:height="0.13cm" svg:x="3.028cm" svg:y="3.057cm" svg:viewBox="0 0 73 131" svg:d="M45 6c0-6 0-6-6-6-13 13-31 13-39 13v7c5 0 18 0 29-6v101c0 7 0 9-20 9h-7v7c3 0 28-1 35-1 6 0 31 1 36 1v-7h-8c-20 0-20-2-20-9z">
            <text:p/>
          </draw:path>
          <draw:path draw:style-name="gr4" draw:text-style-name="P4" draw:layer="layout" svg:width="0.029cm" svg:height="0.121cm" svg:x="3.235cm" svg:y="3.024cm" svg:viewBox="0 0 30 122" svg:d="M30 15c0-9-6-15-15-15-8 0-15 6-15 15 0 8 7 15 15 15 9 0 15-7 15-15zM30 107c0-9-6-15-15-15-8 0-15 6-15 15 0 8 7 15 15 15 9 0 15-7 15-15z">
            <text:p/>
          </draw:path>
          <draw:path draw:style-name="gr4" draw:text-style-name="P4" draw:layer="layout" svg:width="0.193cm" svg:height="0.201cm" svg:x="3.376cm" svg:y="2.944cm" svg:viewBox="0 0 194 202" svg:d="M41 170c-11 19-23 23-35 24-4 0-6 0-6 5 0 2 2 3 4 3 7 0 16 0 24 0 10 0 19 0 28 0 2 0 6 0 6-5 0-3-3-3-5-3-7-1-13-4-13-11 0-3 2-6 4-10l21-36h71c1 6 5 45 5 47 0 9-15 10-21 10-4 0-6 0-6 5 0 3 3 3 4 3 11 0 23 0 35 0 7 0 25 0 32 0 1 0 5 0 5-5 0-3-3-3-7-3-17 0-17-3-18-11l-17-177c-1-5-1-6-6-6-4 0-5 2-7 5zM74 128l56-93 9 93z">
            <text:p/>
          </draw:path>
          <draw:path draw:style-name="gr4" draw:text-style-name="P4" draw:layer="layout" svg:width="0.072cm" svg:height="0.13cm" svg:x="3.598cm" svg:y="3.057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a_2 : A_2§svg§600§FALSE§</svg:desc>
          <draw:polygon draw:style-name="gr3" draw:text-style-name="P3" draw:layer="layout" svg:width="0.829cm" svg:height="0.233cm" svg:x="4.555cm" svg:y="3.655cm" svg:viewBox="0 0 830 234" draw:points="415,234 0,234 0,0 830,0 830,234">
            <text:p/>
          </draw:polygon>
          <draw:path draw:style-name="gr4" draw:text-style-name="P4" draw:layer="layout" svg:width="0.129cm" svg:height="0.127cm" svg:x="4.566cm" svg:y="3.722cm" svg:viewBox="0 0 130 128" svg:d="M94 18c-5-10-13-18-26-18-33 0-68 42-68 83 0 27 15 45 38 45 5 0 20-1 36-21 3 12 12 21 26 21 10 0 17-6 21-15 5-11 9-28 9-28 0-3-3-3-4-3-3 0-3 1-4 5-4 19-10 35-21 35-8 0-9-8-9-13 0-7 1-8 4-21 3-12 3-14 6-26l10-39c2-8 2-9 2-9 0-5-3-8-8-8-7 0-11 6-12 12zM76 91c-2 6-2 6-6 11-12 16-24 20-32 20-14 0-18-16-18-27 0-13 9-49 16-61 9-17 21-28 33-28 18 0 22 24 22 25 0 2-1 3-1 5z">
            <text:p/>
          </draw:path>
          <draw:path draw:style-name="gr4" draw:text-style-name="P4" draw:layer="layout" svg:width="0.087cm" svg:height="0.13cm" svg:x="4.716cm" svg:y="3.75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4" draw:text-style-name="P4" draw:layer="layout" svg:width="0.029cm" svg:height="0.121cm" svg:x="4.932cm" svg:y="3.725cm" svg:viewBox="0 0 30 122" svg:d="M30 15c0-9-6-15-15-15-8 0-15 6-15 15 0 8 7 15 15 15 9 0 15-7 15-15zM30 107c0-9-6-15-15-15-8 0-15 6-15 15 0 8 7 15 15 15 9 0 15-7 15-15z">
            <text:p/>
          </draw:path>
          <draw:path draw:style-name="gr4" draw:text-style-name="P4" draw:layer="layout" svg:width="0.193cm" svg:height="0.201cm" svg:x="5.073cm" svg:y="3.645cm" svg:viewBox="0 0 194 202" svg:d="M41 170c-11 19-23 23-35 24-4 0-6 0-6 5 0 2 2 3 4 3 7 0 16 0 24 0 10 0 19 0 28 0 2 0 6 0 6-5 0-3-3-3-5-3-7-1-13-4-13-11 0-3 2-6 4-10l21-36h71c1 6 5 45 5 47 0 9-15 10-21 10-4 0-6 0-6 5 0 3 3 3 4 3 11 0 23 0 35 0 7 0 25 0 32 0 1 0 5 0 5-5 0-3-3-3-7-3-17 0-17-3-18-11l-17-177c-1-5-1-6-6-6-4 0-5 2-7 5zM74 128l56-93 9 93z">
            <text:p/>
          </draw:path>
          <draw:path draw:style-name="gr4" draw:text-style-name="P4" draw:layer="layout" svg:width="0.087cm" svg:height="0.13cm" svg:x="5.285cm" svg:y="3.75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</draw:g>
        <draw:g>
          <svg:title>TexMaths</svg:title>
          <svg:desc>6§display§f(a_1, a_2) : A_3§svg§600§FALSE§</svg:desc>
          <draw:polygon draw:style-name="gr3" draw:text-style-name="P3" draw:layer="layout" svg:width="1.21cm" svg:height="0.209cm" svg:x="3.873cm" svg:y="6.685cm" svg:viewBox="0 0 1211 210" draw:points="605,210 0,210 0,0 1211,0 1211,210">
            <text:p/>
          </draw:polygon>
          <draw:path draw:style-name="gr4" draw:text-style-name="P4" draw:layer="layout" svg:width="0.105cm" svg:height="0.191cm" svg:x="3.884cm" svg:y="6.694cm" svg:viewBox="0 0 106 192" svg:d="M67 65h18c4 0 6 0 6-5 0-2-2-2-6-2h-17l5-24c0-5 3-20 4-22 2-4 6-7 11-7 0 0 6 0 10 3-10 2-12 9-12 12 0 5 4 7 8 7 6 0 12-4 12-13s-10-14-18-14-21 4-27 25c-2 4-2 6-8 33h-14c-4 0-7 0-7 4 0 3 2 3 6 3h14l-15 83c-5 20-8 40-19 40-1 0-6 0-10-4 9-1 12-8 12-11 0-5-4-8-9-8s-11 5-11 13c0 9 10 14 18 14 11 0 20-12 24-20 7-14 11-39 12-41z">
            <text:p/>
          </draw:path>
          <draw:path draw:style-name="gr4" draw:text-style-name="P4" draw:layer="layout" svg:width="0.049cm" svg:height="0.21cm" svg:x="4.019cm" svg:y="6.684cm" svg:viewBox="0 0 50 211" svg:d="M50 209c0 0 0-1-4-5-27-26-33-66-33-98 0-37 7-74 34-100 3-3 3-3 3-4s-1-2-3-2-21 14-34 41c-11 24-13 47-13 65 0 16 2 41 14 65 13 27 31 40 33 40s3-1 3-2z">
            <text:p/>
          </draw:path>
          <draw:path draw:style-name="gr4" draw:text-style-name="P4" draw:layer="layout" svg:width="0.096cm" svg:height="0.095cm" svg:x="4.088cm" svg:y="6.749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054cm" svg:height="0.097cm" svg:x="4.207cm" svg:y="6.776cm" svg:viewBox="0 0 55 98" svg:d="M34 4c0-4 0-4-5-4-9 10-23 10-29 10v5c4 0 13 0 22-4v75c0 5 0 7-15 7h-6v5c3 0 21 0 27 0 4 0 23 0 27 0v-5h-6c-15 0-15-2-15-7z">
            <text:p/>
          </draw:path>
          <draw:path draw:style-name="gr4" draw:text-style-name="P4" draw:layer="layout" svg:width="0.024cm" svg:height="0.063cm" svg:x="4.304cm" svg:y="6.819cm" svg:viewBox="0 0 25 64" svg:d="M25 22c0-14-5-22-14-22-7 0-11 5-11 11s4 12 11 12c3 0 6-1 8-3 1-1 1-1 1-1v3c0 16-7 29-14 36-2 2-2 3-2 3 0 2 1 3 1 3 3 0 20-17 20-42z">
            <text:p/>
          </draw:path>
          <draw:path draw:style-name="gr4" draw:text-style-name="P4" draw:layer="layout" svg:width="0.096cm" svg:height="0.095cm" svg:x="4.388cm" svg:y="6.749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065cm" svg:height="0.097cm" svg:x="4.5cm" svg:y="6.77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4" draw:text-style-name="P4" draw:layer="layout" svg:width="0.049cm" svg:height="0.21cm" svg:x="4.597cm" svg:y="6.684cm" svg:viewBox="0 0 50 211" svg:d="M50 106c0-17-3-42-15-66-12-26-31-40-33-40-1 0-2 1-2 2s0 1 4 5c21 21 33 55 33 99 0 36-8 73-34 100-3 2-3 3-3 3 0 1 1 2 2 2 2 0 21-14 34-41 11-23 14-47 14-64z">
            <text:p/>
          </draw:path>
          <draw:path draw:style-name="gr4" draw:text-style-name="P4" draw:layer="layout" svg:width="0.022cm" svg:height="0.09cm" svg:x="4.743cm" svg:y="6.751cm" svg:viewBox="0 0 23 91" svg:d="M23 11c0-6-5-11-12-11-6 0-11 5-11 11s5 12 11 12c7 0 12-6 12-12zM23 80c0-6-5-11-12-11-6 0-11 5-11 11s5 11 11 11c7 0 12-5 12-11z">
            <text:p/>
          </draw:path>
          <draw:path draw:style-name="gr4" draw:text-style-name="P4" draw:layer="layout" svg:width="0.144cm" svg:height="0.151cm" svg:x="4.849cm" svg:y="6.691cm" svg:viewBox="0 0 145 152" svg:d="M31 127c-9 14-17 17-27 18-2 0-4 0-4 4 0 1 1 3 3 3 5 0 12-1 18-1 7 0 14 1 21 1 1 0 4 0 4-5 0-2-2-2-3-2-5-1-10-2-10-8 0-2 1-5 3-8l16-26h53c1 4 4 33 4 35 0 6-12 7-16 7-3 0-5 0-5 4 0 3 3 3 3 3 9 0 18-1 27-1 5 0 18 1 24 1 1 0 3 0 3-5 0-2-2-2-5-2-13 0-13-2-13-8l-13-132c-1-4-1-5-4-5-4 0-4 1-6 4zM56 96l42-70 6 70z">
            <text:p/>
          </draw:path>
          <draw:path draw:style-name="gr4" draw:text-style-name="P4" draw:layer="layout" svg:width="0.067cm" svg:height="0.1cm" svg:x="5.007cm" svg:y="6.776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</draw:g>
        <draw:connector draw:style-name="gr5" draw:text-style-name="P2" draw:layer="layout" draw:type="curve" svg:x1="3.271cm" svg:y1="3.367cm" svg:x2="4.472cm" svg:y2="6.541cm" draw:start-shape="id3" draw:start-glue-point="8" draw:end-shape="id2" draw:end-glue-point="4" svg:d="M3271 3367c0 2380 1201 794 1201 3174" svg:viewBox="0 0 1202 3175">
          <text:p/>
        </draw:connector>
        <draw:custom-shape draw:style-name="gr6" draw:text-style-name="P2" draw:layer="layout" svg:width="11.938cm" svg:height="6.361cm" svg:x="1.762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286cm" svg:height="0.508cm" svg:x="6.588cm" svg:y="7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0.99cm" svg:height="0.705cm" svg:x="7.289cm" svg:y="6.942cm">
          <draw:text-box>
            <text:p><text:span text:style-name="T1">F</text:span></text:p>
          </draw:text-box>
        </draw:frame>
        <draw:custom-shape draw:style-name="gr1" draw:text-style-name="P1" xml:id="id6" draw:id="id6" draw:layer="layout" svg:width="0.127cm" svg:height="0.127cm" svg:x="9.493cm" svg:y="3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127cm" svg:height="0.127cm" svg:x="11.008cm" svg:y="3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27cm" svg:height="0.127cm" svg:x="10.508cm" svg:y="6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072cm" svg:y1="3.769cm" svg:x2="10.572cm" svg:y2="6.342cm" draw:start-shape="id4" draw:start-glue-point="8" draw:end-shape="id5" draw:end-glue-point="4" svg:d="M11072 3769c0 1929-500 643-500 2573" svg:viewBox="0 0 501 2574">
          <text:p/>
        </draw:connector>
        <draw:g>
          <svg:title>TexMaths</svg:title>
          <svg:desc>7§display§pure(a_1) : F[A_1]§svg§600§FALSE§</svg:desc>
          <draw:polygon draw:style-name="gr3" draw:text-style-name="P3" draw:layer="layout" svg:width="1.752cm" svg:height="0.244cm" svg:x="8.899cm" svg:y="2.763cm" svg:viewBox="0 0 1753 245" draw:points="876,245 0,245 0,0 1753,0 1753,245">
            <text:p/>
          </draw:polygon>
          <draw:path draw:style-name="gr4" draw:text-style-name="P4" draw:layer="layout" svg:width="0.128cm" svg:height="0.156cm" svg:x="8.891cm" svg:y="2.837cm" svg:viewBox="0 0 129 157" svg:d="M19 139c-2 8-2 11-13 11-3 0-6 0-6 4 0 2 1 3 3 3 7 0 14-1 21-1 8 0 17 1 24 1 2 0 5 0 5-5 0-2-3-2-6-2-13 0-13-3-13-5s11-43 13-49c3 7 10 16 22 16 29 0 60-37 60-73 0-23-14-39-33-39-12 0-24 9-32 18-2-13-14-18-23-18-11 0-16 10-18 14-4 8-8 23-8 24 0 3 3 3 4 3 2 0 2 0 4-6 4-18 9-29 18-29 4 0 7 2 7 11 0 5 0 8-1 12zM62 32c2-7 9-14 14-17 8-8 15-9 19-9 11 0 16 8 16 23 0 14-8 42-12 52-9 18-21 25-30 25-16 0-19-20-19-21s0-2 0-5z">
            <text:p/>
          </draw:path>
          <draw:path draw:style-name="gr4" draw:text-style-name="P4" draw:layer="layout" svg:width="0.126cm" svg:height="0.111cm" svg:x="9.029cm" svg:y="2.837cm" svg:viewBox="0 0 127 112" svg:d="M79 96c3 10 12 16 22 16 9 0 14-6 19-13 4-10 7-25 7-25 0-3-2-3-3-3-2 0-2 2-4 5-2 13-7 30-18 30-5 0-8-3-8-11 0-6 3-17 5-26l7-26c1-4 4-14 5-17 1-6 3-15 3-17 0-4-3-6-7-6-1 0-8 0-10 8-4 18-15 62-18 75-1 1-10 20-29 20-12 0-14-10-14-20 0-13 6-33 13-50 3-7 4-11 4-16 0-11-8-20-20-20-24 0-33 36-33 38 0 3 3 3 3 3 3 0 3-1 4-5 6-21 15-30 25-30 2 0 6 0 6 7s-2 14-4 18c-10 24-14 39-14 51 0 24 16 30 30 30 16 0 25-11 29-16z">
            <text:p/>
          </draw:path>
          <draw:path draw:style-name="gr4" draw:text-style-name="P4" draw:layer="layout" svg:width="0.1cm" svg:height="0.111cm" svg:x="9.17cm" svg:y="2.837cm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4" draw:layer="layout" svg:width="0.094cm" svg:height="0.111cm" svg:x="9.291cm" svg:y="2.837cm" svg:viewBox="0 0 95 112" svg:d="M35 52c7 0 25 0 38-6 17-7 19-22 19-25 0-11-10-21-27-21-28 0-65 24-65 67 0 25 15 45 39 45 35 0 56-26 56-30 0-1-1-2-3-2-1 0-2 0-3 2-20 24-46 24-50 24-19 0-22-20-22-28 0-3 1-11 5-26zM23 47c10-38 36-41 42-41 11 0 18 7 18 15 0 26-40 26-49 26z">
            <text:p/>
          </draw:path>
          <draw:path draw:style-name="gr4" draw:text-style-name="P4" draw:layer="layout" svg:width="0.057cm" svg:height="0.245cm" svg:x="9.418cm" svg:y="2.762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112cm" svg:height="0.111cm" svg:x="9.499cm" svg:y="2.837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4" draw:layer="layout" svg:width="0.063cm" svg:height="0.114cm" svg:x="9.637cm" svg:y="2.869cm" svg:viewBox="0 0 64 115" svg:d="M39 5c0-5 0-5-5-5-11 11-27 11-34 11v6c4 0 15 0 25-4v88c0 5 0 7-17 7h-7v7c3 0 25-1 31-1s27 1 32 1v-7h-7c-18 0-18-2-18-7z">
            <text:p/>
          </draw:path>
          <draw:path draw:style-name="gr4" draw:text-style-name="P4" draw:layer="layout" svg:width="0.057cm" svg:height="0.245cm" svg:x="9.743cm" svg:y="2.762cm" svg:viewBox="0 0 58 246" svg:d="M58 123c0-19-3-49-17-77-14-30-36-46-38-46s-3 1-3 3l5 5c24 25 38 64 38 115 0 43-9 86-40 117-3 3-3 3-3 4s1 2 3 2 24-17 39-48c13-27 16-54 16-75z">
            <text:p/>
          </draw:path>
          <draw:path draw:style-name="gr4" draw:text-style-name="P4" draw:layer="layout" svg:width="0.026cm" svg:height="0.105cm" svg:x="9.914cm" svg:y="2.84cm" svg:viewBox="0 0 27 106" svg:d="M27 13c0-7-6-13-14-13-7 0-13 6-13 13s6 14 13 14c8 0 14-7 14-14zM27 94c0-8-6-14-14-14-7 0-13 6-13 14 0 7 6 12 13 12 8 0 14-5 14-12z">
            <text:p/>
          </draw:path>
          <draw:path draw:style-name="gr4" draw:text-style-name="P4" draw:layer="layout" svg:width="0.175cm" svg:height="0.167cm" svg:x="10.038cm" svg:y="2.779cm" svg:viewBox="0 0 176 168" svg:d="M66 87h24c18 0 20 5 20 12 0 2 0 4-2 11 0 2 0 3 0 3 0 2 1 4 3 4s2-1 3-6l13-53c2-3 2-3 2-4s-1-3-4-3c-2 0-3 1-3 5-5 19-11 24-32 24h-23l16-63c2-9 2-9 14-9h32c31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olygon draw:style-name="gr4" draw:text-style-name="P4" draw:layer="layout" svg:width="0.033cm" svg:height="0.245cm" svg:x="10.25cm" svg:y="2.762cm" svg:viewBox="0 0 34 246" draw:points="34,246 34,236 10,236 10,10 34,10 34,0 0,0 0,246">
            <text:p/>
          </draw:polygon>
          <draw:path draw:style-name="gr4" draw:text-style-name="P4" draw:layer="layout" svg:width="0.168cm" svg:height="0.176cm" svg:x="10.298cm" svg:y="2.77cm" svg:viewBox="0 0 169 177" svg:d="M36 148c-10 17-20 20-31 21-3 0-5 0-5 5 0 1 1 3 3 3 7 0 14-1 21-1 9 0 17 1 25 1 1 0 5 0 5-5 0-3-2-3-4-3-6-1-12-3-12-9 0-3 2-6 4-9l18-31h62c1 5 5 39 5 41 0 7-14 8-19 8-3 0-5 0-5 5 0 3 3 3 3 3 10 0 21-1 31-1 6 0 22 1 28 1 2 0 4 0 4-5 0-3-2-3-5-3-16 0-16-2-16-9l-15-154c-1-5-1-6-5-6s-5 1-6 4zM65 112l49-81 8 81z">
            <text:p/>
          </draw:path>
          <draw:path draw:style-name="gr4" draw:text-style-name="P4" draw:layer="layout" svg:width="0.063cm" svg:height="0.114cm" svg:x="10.492cm" svg:y="2.869cm" svg:viewBox="0 0 64 115" svg:d="M39 5c0-5 0-5-5-5-11 11-27 11-34 11v6c4 0 15 0 25-4v88c0 5 0 7-17 7h-7v7c3 0 25-1 31-1s27 1 32 1v-7h-7c-18 0-18-2-18-7z">
            <text:p/>
          </draw:path>
          <draw:polygon draw:style-name="gr4" draw:text-style-name="P4" draw:layer="layout" svg:width="0.033cm" svg:height="0.245cm" svg:x="10.588cm" svg:y="2.762cm" svg:viewBox="0 0 34 246" draw:points="34,0 0,0 0,10 24,10 24,236 0,236 0,246 34,246">
            <text:p/>
          </draw:polygon>
        </draw:g>
        <draw:g>
          <svg:title>TexMaths</svg:title>
          <svg:desc>7§display§pure(a_2) : F[A_2]§svg§600§FALSE§</svg:desc>
          <draw:polygon draw:style-name="gr3" draw:text-style-name="P3" draw:layer="layout" svg:width="1.752cm" svg:height="0.244cm" svg:x="10.465cm" svg:y="3.35cm" svg:viewBox="0 0 1753 245" draw:points="876,245 0,245 0,0 1753,0 1753,245">
            <text:p/>
          </draw:polygon>
          <draw:path draw:style-name="gr4" draw:text-style-name="P4" draw:layer="layout" svg:width="0.128cm" svg:height="0.156cm" svg:x="10.457cm" svg:y="3.424cm" svg:viewBox="0 0 129 157" svg:d="M19 139c-2 8-2 11-13 11-3 0-6 0-6 4 0 2 1 3 3 3 7 0 14-1 21-1 8 0 17 1 24 1 2 0 5 0 5-5 0-2-3-2-6-2-13 0-13-3-13-5s11-43 13-49c3 7 10 16 22 16 29 0 60-37 60-73 0-23-14-39-33-39-12 0-24 9-32 18-2-13-14-18-23-18-11 0-16 10-18 14-4 8-8 23-8 24 0 3 3 3 4 3 2 0 2 0 4-6 4-18 9-29 18-29 4 0 7 2 7 11 0 5 0 8-1 12zM62 32c2-7 9-14 14-17 8-8 15-9 19-9 11 0 16 8 16 23 0 14-8 42-12 52-9 18-21 25-30 25-16 0-19-20-19-21s0-2 0-5z">
            <text:p/>
          </draw:path>
          <draw:path draw:style-name="gr4" draw:text-style-name="P4" draw:layer="layout" svg:width="0.126cm" svg:height="0.111cm" svg:x="10.595cm" svg:y="3.424cm" svg:viewBox="0 0 127 112" svg:d="M79 96c3 10 12 16 22 16 9 0 14-6 19-13 4-10 7-25 7-25 0-3-2-3-3-3-2 0-2 2-4 5-2 13-7 30-18 30-5 0-8-3-8-11 0-6 3-17 5-26l7-26c1-4 4-14 5-17 1-6 3-15 3-17 0-4-3-6-7-6-1 0-8 0-10 8-4 18-15 62-18 75-1 1-10 20-29 20-12 0-14-10-14-20 0-13 6-33 13-50 3-7 4-11 4-16 0-11-8-20-20-20-24 0-33 36-33 38 0 3 3 3 3 3 3 0 3-1 4-5 6-21 15-30 25-30 2 0 6 0 6 7s-2 14-4 18c-10 24-14 39-14 51 0 24 16 30 30 30 16 0 25-11 29-16z">
            <text:p/>
          </draw:path>
          <draw:path draw:style-name="gr4" draw:text-style-name="P4" draw:layer="layout" svg:width="0.1cm" svg:height="0.111cm" svg:x="10.736cm" svg:y="3.424cm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4" draw:layer="layout" svg:width="0.094cm" svg:height="0.111cm" svg:x="10.857cm" svg:y="3.424cm" svg:viewBox="0 0 95 112" svg:d="M35 52c7 0 25 0 38-6 17-7 19-22 19-25 0-11-10-21-27-21-28 0-65 24-65 67 0 25 15 45 39 45 35 0 56-26 56-30 0-1-1-2-3-2-1 0-2 0-3 2-20 24-46 24-50 24-19 0-22-20-22-28 0-3 1-11 5-26zM23 47c10-38 36-41 42-41 11 0 18 7 18 15 0 26-40 26-49 26z">
            <text:p/>
          </draw:path>
          <draw:path draw:style-name="gr4" draw:text-style-name="P4" draw:layer="layout" svg:width="0.057cm" svg:height="0.245cm" svg:x="10.984cm" svg:y="3.349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112cm" svg:height="0.111cm" svg:x="11.065cm" svg:y="3.424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4" draw:layer="layout" svg:width="0.076cm" svg:height="0.114cm" svg:x="11.195cm" svg:y="3.456cm" svg:viewBox="0 0 77 115" svg:d="M77 83h-6c0 4-2 14-5 16-1 1-14 1-17 1h-32c19-16 24-21 35-29 13-10 25-21 25-37 0-21-19-34-41-34-21 0-36 15-36 31 0 9 8 10 9 10 4 0 9-3 9-10 0-2-1-9-10-9 5-12 17-16 26-16 17 0 26 14 26 28 0 15-11 27-17 33l-42 41c-1 2-1 2-1 7h71z">
            <text:p/>
          </draw:path>
          <draw:path draw:style-name="gr4" draw:text-style-name="P4" draw:layer="layout" svg:width="0.057cm" svg:height="0.245cm" svg:x="11.309cm" svg:y="3.349cm" svg:viewBox="0 0 58 246" svg:d="M58 123c0-19-3-49-17-77-14-30-36-46-38-46s-3 1-3 3l5 5c24 25 38 64 38 115 0 43-9 86-40 117-3 3-3 3-3 4s1 2 3 2 24-17 39-48c13-27 16-54 16-75z">
            <text:p/>
          </draw:path>
          <draw:path draw:style-name="gr4" draw:text-style-name="P4" draw:layer="layout" svg:width="0.026cm" svg:height="0.105cm" svg:x="11.48cm" svg:y="3.427cm" svg:viewBox="0 0 27 106" svg:d="M27 13c0-7-6-13-14-13-7 0-13 6-13 13s6 14 13 14c8 0 14-7 14-14zM27 94c0-8-6-14-14-14-7 0-13 6-13 14 0 7 6 12 13 12 8 0 14-5 14-12z">
            <text:p/>
          </draw:path>
          <draw:path draw:style-name="gr4" draw:text-style-name="P4" draw:layer="layout" svg:width="0.175cm" svg:height="0.167cm" svg:x="11.604cm" svg:y="3.366cm" svg:viewBox="0 0 176 168" svg:d="M66 87h24c18 0 20 5 20 12 0 2 0 4-2 11 0 2 0 3 0 3 0 2 1 4 3 4s2-1 3-6l13-53c2-3 2-3 2-4s-1-3-4-3c-2 0-3 1-3 5-5 19-11 24-32 24h-23l16-63c2-9 2-9 14-9h32c31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olygon draw:style-name="gr4" draw:text-style-name="P4" draw:layer="layout" svg:width="0.033cm" svg:height="0.245cm" svg:x="11.816cm" svg:y="3.349cm" svg:viewBox="0 0 34 246" draw:points="34,246 34,236 10,236 10,10 34,10 34,0 0,0 0,246">
            <text:p/>
          </draw:polygon>
          <draw:path draw:style-name="gr4" draw:text-style-name="P4" draw:layer="layout" svg:width="0.168cm" svg:height="0.176cm" svg:x="11.864cm" svg:y="3.357cm" svg:viewBox="0 0 169 177" svg:d="M36 148c-10 17-20 20-31 21-3 0-5 0-5 5 0 1 1 3 3 3 7 0 14-1 21-1 9 0 17 1 25 1 1 0 5 0 5-5 0-3-2-3-4-3-6-1-12-3-12-9 0-3 2-6 4-9l18-31h62c1 5 5 39 5 41 0 7-14 8-19 8-3 0-5 0-5 5 0 3 3 3 3 3 10 0 21-1 31-1 6 0 22 1 28 1 2 0 4 0 4-5 0-3-2-3-5-3-16 0-16-2-16-9l-15-154c-1-5-1-6-5-6s-5 1-6 4zM65 112l49-81 8 81z">
            <text:p/>
          </draw:path>
          <draw:path draw:style-name="gr4" draw:text-style-name="P4" draw:layer="layout" svg:width="0.076cm" svg:height="0.114cm" svg:x="12.049cm" svg:y="3.456cm" svg:viewBox="0 0 77 115" svg:d="M77 83h-6c0 4-2 14-5 16-1 1-14 1-17 1h-32c19-16 24-21 35-29 13-10 25-21 25-37 0-21-19-34-41-34-21 0-36 15-36 31 0 9 8 10 9 10 4 0 9-3 9-10 0-2-1-9-10-9 5-12 17-16 26-16 17 0 26 14 26 28 0 15-11 27-17 33l-42 41c-1 2-1 2-1 7h71z">
            <text:p/>
          </draw:path>
          <draw:polygon draw:style-name="gr4" draw:text-style-name="P4" draw:layer="layout" svg:width="0.033cm" svg:height="0.245cm" svg:x="12.154cm" svg:y="3.349cm" svg:viewBox="0 0 34 246" draw:points="34,0 0,0 0,10 24,10 24,236 0,236 0,246 34,246">
            <text:p/>
          </draw:polygon>
        </draw:g>
        <draw:g>
          <svg:title>TexMaths</svg:title>
          <svg:desc>6§display§pure(f) {&lt;}{*}{&gt;} pure(a_1)  {&lt;}{*}{&gt;} pure(a_2) : F[A_3]§svg§600§FALSE§</svg:desc>
          <draw:polygon draw:style-name="gr3" draw:text-style-name="P3" draw:layer="layout" svg:width="3.875cm" svg:height="0.209cm" svg:x="8.436cm" svg:y="6.59cm" svg:viewBox="0 0 3876 210" draw:points="1939,210 0,210 0,0 3876,0 3876,210">
            <text:p/>
          </draw:polygon>
          <draw:path draw:style-name="gr4" draw:text-style-name="P4" draw:layer="layout" svg:width="0.109cm" svg:height="0.134cm" svg:x="8.429cm" svg:y="6.654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8.547cm" svg:y="6.654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8.668cm" svg:y="6.654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8.772cm" svg:y="6.654cm" svg:viewBox="0 0 82 96" svg:d="M30 45c6 0 22-1 32-5 15-6 17-19 17-22 0-9-9-18-23-18-24 0-56 20-56 58 0 21 13 38 34 38 30 0 48-22 48-25 0-1-2-3-3-3s-2 1-3 2c-17 21-39 21-42 21-17 0-19-17-19-24 0-3 1-9 4-22zM20 40c8-32 30-35 36-35 9 0 15 6 15 13 0 22-34 22-42 22z">
            <text:p/>
          </draw:path>
          <draw:path draw:style-name="gr4" draw:text-style-name="P4" draw:layer="layout" svg:width="0.049cm" svg:height="0.21cm" svg:x="8.881cm" svg:y="6.589cm" svg:viewBox="0 0 50 211" svg:d="M50 209c0 0 0-1-4-5-27-26-33-66-33-98 0-37 7-74 34-100 3-3 3-3 3-4s-1-2-3-2-21 14-34 41c-11 24-13 47-13 65 0 16 2 41 14 65 13 27 31 40 33 40s3-1 3-2z">
            <text:p/>
          </draw:path>
          <draw:path draw:style-name="gr4" draw:text-style-name="P4" draw:layer="layout" svg:width="0.105cm" svg:height="0.191cm" svg:x="8.953cm" svg:y="6.599cm" svg:viewBox="0 0 106 192" svg:d="M67 65h18c4 0 6 0 6-5 0-2-2-2-6-2h-17l5-24c0-5 3-20 4-22 2-4 6-7 11-7 0 0 6 0 10 3-10 2-12 9-12 12 0 5 4 7 8 7 6 0 12-4 12-13s-10-14-18-14-21 4-27 25c-2 4-2 6-8 33h-14c-4 0-7 0-7 4 0 3 2 3 6 3h14l-15 83c-5 20-8 40-19 40-1 0-6 0-10-4 9-1 12-8 12-11 0-5-4-8-9-8s-11 5-11 13c0 9 10 14 18 14 11 0 20-12 24-20 7-14 11-39 12-41z">
            <text:p/>
          </draw:path>
          <draw:path draw:style-name="gr4" draw:text-style-name="P4" draw:layer="layout" svg:width="0.049cm" svg:height="0.21cm" svg:x="9.079cm" svg:y="6.589cm" svg:viewBox="0 0 50 211" svg:d="M50 106c0-17-3-42-15-66-12-26-31-40-33-40-1 0-2 1-2 2s0 1 4 5c21 21 33 55 33 99 0 36-8 73-34 100-3 2-3 3-3 3 0 1 1 2 2 2 2 0 21-14 34-41 11-23 14-47 14-64z">
            <text:p/>
          </draw:path>
          <draw:path draw:style-name="gr4" draw:text-style-name="P4" draw:layer="layout" svg:width="0.129cm" svg:height="0.122cm" svg:x="9.166cm" svg:y="6.633cm" svg:viewBox="0 0 130 123" svg:d="M125 9c3-1 5-2 5-5 0-2-2-4-5-4 0 0-1 0-4 1l-117 56c-2 1-4 2-4 4 0 3 2 4 4 5l117 55c3 2 4 2 4 2 3 0 5-2 5-4 0-3-2-4-5-5l-111-53z">
            <text:p/>
          </draw:path>
          <draw:path draw:style-name="gr4" draw:text-style-name="P4" draw:layer="layout" svg:width="0.078cm" svg:height="0.09cm" svg:x="9.327cm" svg:y="6.649cm" svg:viewBox="0 0 79 91" svg:d="M44 8c1-3 1-8-4-8-4 0-7 3-6 5v3l3 33-27-19c-2-2-3-2-4-2-3 0-6 3-6 6s2 4 4 5l30 15-29 14c-3 2-5 2-5 5 0 4 3 6 6 6 1 0 2 0 7-3l24-18-3 36c0 5 3 5 5 5s6-1 6-5l-4-36 28 20c2 1 2 1 4 1 3 0 6-3 6-6s-2-4-5-5c-13-6-13-6-30-14l29-14c4-2 6-3 6-6s-3-6-6-6c-2 0-2 0-8 4l-24 17z">
            <text:p/>
          </draw:path>
          <draw:path draw:style-name="gr4" draw:text-style-name="P4" draw:layer="layout" svg:width="0.129cm" svg:height="0.122cm" svg:x="9.436cm" svg:y="6.633cm" svg:viewBox="0 0 130 123" svg:d="M125 66c3-1 5-2 5-5 0-2-2-3-5-4l-117-56c-3-1-3-1-4-1-2 0-4 2-4 4s1 3 4 5l111 52-111 53c-3 1-4 3-4 5s2 4 4 4c1 0 1 0 4-2z">
            <text:p/>
          </draw:path>
          <draw:path draw:style-name="gr4" draw:text-style-name="P4" draw:layer="layout" svg:width="0.109cm" svg:height="0.134cm" svg:x="9.576cm" svg:y="6.654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3-5 4-15 9-25 16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9.694cm" svg:y="6.654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9.814cm" svg:y="6.654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9.919cm" svg:y="6.654cm" svg:viewBox="0 0 82 96" svg:d="M30 45c6 0 22-1 32-5 15-6 17-19 17-22 0-9-9-18-23-18-24 0-56 20-56 58 0 21 13 38 34 38 30 0 48-22 48-25 0-1-2-3-3-3s-2 1-3 2c-17 21-39 21-42 21-17 0-19-17-19-24 0-3 1-9 4-22zM20 40c8-32 30-35 36-35 9 0 15 6 15 13 0 22-34 22-42 22z">
            <text:p/>
          </draw:path>
          <draw:path draw:style-name="gr4" draw:text-style-name="P4" draw:layer="layout" svg:width="0.049cm" svg:height="0.21cm" svg:x="10.028cm" svg:y="6.589cm" svg:viewBox="0 0 50 211" svg:d="M50 209c0 0 0-1-4-5-27-26-33-66-33-98 0-37 7-74 34-100 3-3 3-3 3-4s-1-2-3-2-21 14-34 41c-11 24-13 47-13 65 0 16 2 41 14 65 13 27 31 40 33 40s3-1 3-2z">
            <text:p/>
          </draw:path>
          <draw:path draw:style-name="gr4" draw:text-style-name="P4" draw:layer="layout" svg:width="0.096cm" svg:height="0.095cm" svg:x="10.097cm" svg:y="6.654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054cm" svg:height="0.097cm" svg:x="10.216cm" svg:y="6.681cm" svg:viewBox="0 0 55 98" svg:d="M34 4c0-4 0-4-5-4-9 10-23 10-29 10v5c4 0 13 0 22-4v75c0 5 0 7-15 7h-6v5c3 0 21 0 27 0 4 0 23 0 27 0v-5h-6c-15 0-15-2-15-7z">
            <text:p/>
          </draw:path>
          <draw:path draw:style-name="gr4" draw:text-style-name="P4" draw:layer="layout" svg:width="0.049cm" svg:height="0.21cm" svg:x="10.306cm" svg:y="6.589cm" svg:viewBox="0 0 50 211" svg:d="M50 106c0-17-3-42-15-66-12-26-31-40-33-40-1 0-2 1-2 2s0 1 4 5c21 21 33 55 33 99 0 36-8 73-34 100-3 2-3 3-3 3 0 1 1 2 2 2 2 0 21-14 34-41 11-23 14-47 14-64z">
            <text:p/>
          </draw:path>
          <draw:path draw:style-name="gr4" draw:text-style-name="P4" draw:layer="layout" svg:width="0.129cm" svg:height="0.122cm" svg:x="10.393cm" svg:y="6.633cm" svg:viewBox="0 0 130 123" svg:d="M125 9c3-1 5-2 5-5 0-2-2-4-5-4 0 0-1 0-4 1l-117 56c-2 1-4 2-4 4 0 3 2 4 4 5l117 55c3 2 4 2 4 2 3 0 5-2 5-4 0-3-2-4-5-5l-111-53z">
            <text:p/>
          </draw:path>
          <draw:path draw:style-name="gr4" draw:text-style-name="P4" draw:layer="layout" svg:width="0.078cm" svg:height="0.09cm" svg:x="10.553cm" svg:y="6.649cm" svg:viewBox="0 0 79 91" svg:d="M44 8c1-3 1-8-4-8-4 0-7 3-6 5v3l3 33-27-19c-2-2-3-2-4-2-3 0-6 3-6 6s2 4 4 5l30 15-29 14c-3 2-5 2-5 5 0 4 3 6 6 6 1 0 2 0 7-3l24-18-3 36c0 5 3 5 5 5s6-1 6-5l-4-36 28 20c2 1 2 1 4 1 3 0 6-3 6-6s-2-4-5-5c-13-6-13-6-30-14l29-14c4-2 6-3 6-6s-3-6-6-6c-2 0-2 0-8 4l-24 17z">
            <text:p/>
          </draw:path>
          <draw:path draw:style-name="gr4" draw:text-style-name="P4" draw:layer="layout" svg:width="0.129cm" svg:height="0.122cm" svg:x="10.663cm" svg:y="6.633cm" svg:viewBox="0 0 130 123" svg:d="M125 66c3-1 5-2 5-5 0-2-2-3-5-4l-117-56c-3-1-3-1-4-1-2 0-4 2-4 4s1 3 4 5l111 52-111 53c-3 1-4 3-4 5s2 4 4 4c1 0 1 0 4-2z">
            <text:p/>
          </draw:path>
          <draw:path draw:style-name="gr4" draw:text-style-name="P4" draw:layer="layout" svg:width="0.109cm" svg:height="0.134cm" svg:x="10.802cm" svg:y="6.654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10.921cm" svg:y="6.654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11.041cm" svg:y="6.654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11.146cm" svg:y="6.654cm" svg:viewBox="0 0 82 96" svg:d="M30 45c6 0 22-1 32-5 15-6 17-19 17-22 0-9-9-18-23-18-24 0-56 20-56 58 0 21 13 38 34 38 30 0 48-22 48-25 0-1-2-3-3-3s-2 1-3 2c-17 21-39 21-42 21-17 0-18-17-18-24 0-3 0-9 3-22zM20 40c8-32 30-35 36-35 9 0 15 6 15 13 0 22-34 22-42 22z">
            <text:p/>
          </draw:path>
          <draw:path draw:style-name="gr4" draw:text-style-name="P4" draw:layer="layout" svg:width="0.049cm" svg:height="0.21cm" svg:x="11.255cm" svg:y="6.589cm" svg:viewBox="0 0 50 211" svg:d="M50 209c0 0 0-1-4-5-27-26-33-66-33-98 0-37 7-74 34-100 3-3 3-3 3-4s-1-2-3-2-21 14-34 41c-11 24-13 47-13 65 0 16 2 41 14 65 13 27 31 40 33 40s3-1 3-2z">
            <text:p/>
          </draw:path>
          <draw:path draw:style-name="gr4" draw:text-style-name="P4" draw:layer="layout" svg:width="0.096cm" svg:height="0.095cm" svg:x="11.324cm" svg:y="6.654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065cm" svg:height="0.097cm" svg:x="11.435cm" svg:y="6.68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4" draw:text-style-name="P4" draw:layer="layout" svg:width="0.049cm" svg:height="0.21cm" svg:x="11.533cm" svg:y="6.589cm" svg:viewBox="0 0 50 211" svg:d="M50 106c0-17-3-42-15-66-12-26-31-40-33-40-1 0-2 1-2 2s0 1 4 5c21 21 33 55 33 99 0 36-8 73-34 100-3 2-3 3-3 3 0 1 1 2 2 2 2 0 21-14 34-41 11-23 14-47 14-64z">
            <text:p/>
          </draw:path>
          <draw:path draw:style-name="gr4" draw:text-style-name="P4" draw:layer="layout" svg:width="0.022cm" svg:height="0.09cm" svg:x="11.68cm" svg:y="6.656cm" svg:viewBox="0 0 23 91" svg:d="M23 11c0-6-5-11-12-11-6 0-11 5-11 11s5 12 11 12c7 0 12-6 12-12zM23 80c0-6-5-11-12-11-6 0-11 5-11 11s5 11 11 11c7 0 12-5 12-11z">
            <text:p/>
          </draw:path>
          <draw:path draw:style-name="gr4" draw:text-style-name="P4" draw:layer="layout" svg:width="0.15cm" svg:height="0.143cm" svg:x="11.786cm" svg:y="6.604cm" svg:viewBox="0 0 151 144" svg:d="M56 75h21c15 0 17 4 17 10 0 1 0 4-1 10-1 1-1 2-1 2 0 2 2 3 3 3 2 0 2 0 3-5l11-45c1-3 1-3 1-4 0 0 0-2-3-2-1 0-2 1-3 4-4 17-9 20-27 20h-19l13-53c2-8 2-8 12-8h28c26 0 31 7 31 23 0 5 0 5-1 11-1 3-1 3-1 4s1 2 3 2 3-1 3-4l5-37c0-6-1-6-6-6h-104c-4 0-6 0-6 4 0 3 2 3 5 3 8 0 14 0 14 3 0 1 0 1-1 6l-28 111c-2 8-2 10-19 10-4 0-6 0-6 4 0 3 2 3 3 3 7 0 22-1 28-1 7 0 25 1 31 1 3 0 5 0 5-4 0-2-1-2-1-3-1 0-1 0-6 0s-6 0-11 0c-6-1-7-2-7-5 0 0 0-1 1-4z">
            <text:p/>
          </draw:path>
          <draw:polygon draw:style-name="gr4" draw:text-style-name="P4" draw:layer="layout" svg:width="0.028cm" svg:height="0.21cm" svg:x="11.968cm" svg:y="6.589cm" svg:viewBox="0 0 29 211" draw:points="29,211 29,203 8,203 8,8 29,8 29,0 0,0 0,211">
            <text:p/>
          </draw:polygon>
          <draw:path draw:style-name="gr4" draw:text-style-name="P4" draw:layer="layout" svg:width="0.144cm" svg:height="0.151cm" svg:x="12.008cm" svg:y="6.596cm" svg:viewBox="0 0 145 152" svg:d="M31 127c-9 14-17 17-27 18-2 0-4 0-4 4 0 1 1 3 3 3 5 0 12-1 18-1 7 0 14 1 21 1 1 0 4 0 4-5 0-2-2-2-3-2-5-1-10-2-10-8 0-2 1-5 3-8l16-26h53c1 4 4 33 4 35 0 6-12 7-16 7-3 0-5 0-5 4 0 3 3 3 3 3 9 0 18-1 27-1 5 0 18 1 24 1 1 0 3 0 3-5 0-2-2-2-5-2-13 0-13-2-13-8l-13-132c-1-4-1-5-4-5-4 0-4 1-6 4zM56 96l42-70 6 70z">
            <text:p/>
          </draw:path>
          <draw:path draw:style-name="gr4" draw:text-style-name="P4" draw:layer="layout" svg:width="0.067cm" svg:height="0.1cm" svg:x="12.166cm" svg:y="6.681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olygon draw:style-name="gr4" draw:text-style-name="P4" draw:layer="layout" svg:width="0.028cm" svg:height="0.21cm" svg:x="12.258cm" svg:y="6.589cm" svg:viewBox="0 0 29 211" draw:points="29,0 0,0 0,8 21,8 21,203 0,203 0,211 29,211">
            <text:p/>
          </draw:polygon>
        </draw:g>
        <draw:connector draw:style-name="gr5" draw:text-style-name="P2" draw:layer="layout" draw:type="curve" svg:x1="9.557cm" svg:y1="3.168cm" svg:x2="10.572cm" svg:y2="6.342cm" draw:start-shape="id6" draw:start-glue-point="8" draw:end-shape="id5" draw:end-glue-point="4" svg:d="M9557 3168c0 2380 1015 794 1015 3174" svg:viewBox="0 0 1016 3175">
          <text:p/>
        </draw:connector>
        <draw:g xml:id="id7" draw:id="id7">
          <svg:title>TexMaths</svg:title>
          <svg:desc>6§display§f: A_1 \rightarrow A_2 \rightarrow A_3§svg§600§FALSE§</svg:desc>
          <draw:polygon draw:style-name="gr3" draw:text-style-name="P3" draw:layer="layout" svg:width="1.701cm" svg:height="0.186cm" svg:x="3.567cm" svg:y="4.909cm" svg:viewBox="0 0 1702 187" draw:points="851,187 0,187 0,0 1702,0 1702,187">
            <text:p/>
          </draw:polygon>
          <draw:path draw:style-name="gr4" draw:text-style-name="P4" draw:layer="layout" svg:width="0.105cm" svg:height="0.191cm" svg:x="3.578cm" svg:y="4.906cm" svg:viewBox="0 0 106 192" svg:d="M67 65h18c4 0 6 0 6-5 0-2-2-2-6-2h-17l5-24c0-5 3-20 4-22 2-4 6-7 11-7 0 0 6 0 10 3-10 2-12 9-12 12 0 5 4 7 8 7 6 0 12-4 12-13s-10-14-18-14-21 4-27 25c-2 4-2 6-8 33h-14c-4 0-7 0-7 4 0 3 2 3 6 3h14l-15 83c-5 20-8 39-19 39-1 0-6 0-10-3 9-1 12-9 12-12 0-4-4-7-9-7s-11 4-11 13 10 14 18 14c11 0 20-12 24-20 7-14 11-39 12-41z">
            <text:p/>
          </draw:path>
          <draw:path draw:style-name="gr4" draw:text-style-name="P4" draw:layer="layout" svg:width="0.022cm" svg:height="0.09cm" svg:x="3.769cm" svg:y="4.964cm" svg:viewBox="0 0 23 91" svg:d="M23 11c0-6-5-11-12-11-6 0-11 5-11 11s5 12 11 12c7 0 12-6 12-12zM23 80c0-6-5-11-12-11-6 0-11 5-11 11s5 11 11 11c7 0 12-5 12-11z">
            <text:p/>
          </draw:path>
          <draw:path draw:style-name="gr4" draw:text-style-name="P4" draw:layer="layout" svg:width="0.144cm" svg:height="0.15cm" svg:x="3.875cm" svg:y="4.904cm" svg:viewBox="0 0 145 151" svg:d="M31 127c-9 14-17 17-27 18-2 0-4 0-4 4 0 1 1 2 3 2 5 0 12 0 18 0 7 0 14 0 21 0 1 0 4 0 4-4 0-2-2-2-3-2-5-1-10-2-10-8 0-2 1-5 3-8l16-27h53c1 5 4 34 4 36 0 6-12 7-16 7-3 0-5 0-5 4 0 2 3 2 3 2 9 0 18 0 27 0 5 0 18 0 24 0 1 0 3 0 3-4 0-2-2-2-5-2-13 0-13-2-13-8l-13-132c-1-4-1-5-4-5-4 0-4 1-6 4zM56 96l42-70 6 70z">
            <text:p/>
          </draw:path>
          <draw:path draw:style-name="gr4" draw:text-style-name="P4" draw:layer="layout" svg:width="0.054cm" svg:height="0.097cm" svg:x="4.042cm" svg:y="4.988cm" svg:viewBox="0 0 55 98" svg:d="M34 4c0-4 0-4-5-4-9 10-23 10-29 10v5c4 0 13 0 22-4v75c0 5 0 7-15 7h-6v5c3 0 21 0 27 0 4 0 23 0 27 0v-5h-6c-15 0-15-2-15-7z">
            <text:p/>
          </draw:path>
          <draw:path draw:style-name="gr4" draw:text-style-name="P4" draw:layer="layout" svg:width="0.187cm" svg:height="0.109cm" svg:x="4.191cm" svg:y="4.947cm" svg:viewBox="0 0 188 110" svg:d="M165 59c-12 9-17 18-19 21-10 15-12 28-12 28 0 2 3 2 5 2 3 0 4 0 4-4 5-20 18-38 42-48 2-1 3-1 3-3 0-1-1-2-2-2-9-4-35-14-43-50 0-2-1-3-4-3-2 0-5 0-5 2 0 1 2 14 11 29 4 6 10 13 20 20h-157c-4 0-8 0-8 4s4 4 8 4z">
            <text:p/>
          </draw:path>
          <draw:path draw:style-name="gr4" draw:text-style-name="P4" draw:layer="layout" svg:width="0.144cm" svg:height="0.15cm" svg:x="4.455cm" svg:y="4.904cm" svg:viewBox="0 0 145 151" svg:d="M31 127c-9 14-17 17-27 18-2 0-4 0-4 4 0 1 1 2 3 2 5 0 12 0 18 0 7 0 14 0 21 0 1 0 4 0 4-4 0-2-2-2-3-2-5-1-10-2-10-8 0-2 1-5 3-8l16-27h53c1 5 4 34 4 36 0 6-12 7-16 7-3 0-5 0-5 4 0 2 3 2 3 2 9 0 18 0 27 0 5 0 18 0 24 0 1 0 3 0 3-4 0-2-2-2-5-2-13 0-13-2-13-8l-13-132c-1-4-1-5-4-5-4 0-4 1-6 4zM56 96l42-70 6 70z">
            <text:p/>
          </draw:path>
          <draw:path draw:style-name="gr4" draw:text-style-name="P4" draw:layer="layout" svg:width="0.065cm" svg:height="0.097cm" svg:x="4.615cm" svg:y="4.988cm" svg:viewBox="0 0 66 98" svg:d="M66 71h-5c0 4-2 12-4 14-1 1-13 1-15 1h-27c16-14 20-18 29-25 12-9 22-18 22-32 0-18-16-29-35-29-18 0-31 13-31 26 0 8 7 9 8 9 3 0 8-3 8-8 0-2-1-8-9-8 4-11 15-14 22-14 15 0 23 12 23 24 0 13-10 23-15 28l-36 36c-1 1-1 1-1 5h61z">
            <text:p/>
          </draw:path>
          <draw:path draw:style-name="gr4" draw:text-style-name="P4" draw:layer="layout" svg:width="0.187cm" svg:height="0.109cm" svg:x="4.77cm" svg:y="4.947cm" svg:viewBox="0 0 188 110" svg:d="M165 59c-12 9-17 18-19 21-10 15-12 28-12 28 0 2 3 2 5 2 3 0 4 0 4-4 5-20 18-38 42-48 2-1 3-1 3-3 0-1-1-2-2-2-9-4-35-14-43-50 0-2-1-3-4-3-2 0-5 0-5 2 0 1 2 14 11 29 4 6 11 13 20 20h-157c-4 0-8 0-8 4s4 4 8 4z">
            <text:p/>
          </draw:path>
          <draw:path draw:style-name="gr4" draw:text-style-name="P4" draw:layer="layout" svg:width="0.144cm" svg:height="0.15cm" svg:x="5.034cm" svg:y="4.904cm" svg:viewBox="0 0 145 151" svg:d="M31 127c-9 14-17 17-27 18-2 0-4 0-4 4 0 1 1 2 3 2 5 0 12 0 18 0 7 0 14 0 21 0 1 0 4 0 4-4 0-2-2-2-3-2-5-1-10-2-10-8 0-2 1-5 3-8l16-27h53c1 5 4 34 4 36 0 6-12 7-16 7-3 0-5 0-5 4 0 2 3 2 3 2 9 0 18 0 27 0 5 0 18 0 24 0 1 0 3 0 3-4 0-2-2-2-5-2-13 0-13-2-13-8l-13-132c-1-4-1-5-4-5-4 0-4 1-6 4zM56 96l42-70 6 70z">
            <text:p/>
          </draw:path>
          <draw:path draw:style-name="gr4" draw:text-style-name="P4" draw:layer="layout" svg:width="0.067cm" svg:height="0.1cm" svg:x="5.193cm" svg:y="4.988cm" svg:viewBox="0 0 68 101" svg:d="M32 49c12 0 21 8 21 24 0 18-11 23-20 23-6 0-19-1-25-10 7 0 9-5 9-8 0-5-4-8-9-8-4 0-8 2-8 8 0 14 16 23 34 23 20 0 34-14 34-28 0-12-9-23-25-27 15-5 21-17 21-26 0-11-14-20-30-20-17 0-29 8-29 20 0 5 3 8 8 8 4 0 7-3 7-8 0-4-3-7-7-7 4-7 15-9 21-9s15 4 15 16c0 7-2 14-6 18-5 6-9 6-16 6-4 1-4 1-5 1 0 0-2 0-2 2s2 2 5 2z">
            <text:p/>
          </draw:path>
        </draw:g>
        <draw:g xml:id="id8" draw:id="id8">
          <svg:title>TexMaths</svg:title>
          <svg:desc>6§display§f^\prime: F[A_1] \rightarrow F[A_2] \rightarrow F[A_3]§svg§600§FALSE§</svg:desc>
          <draw:polygon draw:style-name="gr3" draw:text-style-name="P3" draw:layer="layout" svg:width="2.614cm" svg:height="0.221cm" svg:x="9.244cm" svg:y="4.857cm" svg:viewBox="0 0 2615 222" draw:points="1307,222 0,222 0,0 2615,0 2615,222">
            <text:p/>
          </draw:polygon>
          <draw:path draw:style-name="gr4" draw:text-style-name="P4" draw:layer="layout" svg:width="0.105cm" svg:height="0.192cm" svg:x="9.255cm" svg:y="4.877cm" svg:viewBox="0 0 106 193" svg:d="M67 65h18c4 0 6 0 6-5 0-2-2-2-6-2h-17l5-24c0-5 3-20 4-22 2-4 6-7 11-7 0 0 6 0 10 3-10 2-12 9-12 12 0 5 4 7 8 7 6 0 12-4 12-13s-10-14-18-14-21 4-27 25c-2 4-2 6-8 33h-14c-4 0-7 0-7 4 0 3 2 3 6 3h14l-15 83c-5 21-8 40-19 40-1 0-6 0-10-3 9-1 12-9 12-12 0-5-4-8-9-8s-11 5-11 14 10 14 18 14c11 0 20-13 24-20 7-14 11-40 12-41z">
            <text:p/>
          </draw:path>
          <draw:path draw:style-name="gr4" draw:text-style-name="P4" draw:layer="layout" svg:width="0.037cm" svg:height="0.076cm" svg:x="9.377cm" svg:y="4.856cm" svg:viewBox="0 0 38 77" svg:d="M36 13c1-3 2-4 2-5 0-4-4-8-9-8-6 0-8 5-9 7l-19 65-1 2c0 2 5 3 6 3s1 0 2-2z">
            <text:p/>
          </draw:path>
          <draw:path draw:style-name="gr4" draw:text-style-name="P4" draw:layer="layout" svg:width="0.022cm" svg:height="0.09cm" svg:x="9.506cm" svg:y="4.935cm" svg:viewBox="0 0 23 91" svg:d="M23 11c0-6-5-11-12-11-6 0-11 5-11 11s5 12 11 12c7 0 12-6 12-12zM23 81c0-7-5-12-12-12-6 0-11 5-11 12 0 6 5 10 11 10 7 0 12-4 12-10z">
            <text:p/>
          </draw:path>
          <draw:path draw:style-name="gr4" draw:text-style-name="P4" draw:layer="layout" svg:width="0.15cm" svg:height="0.143cm" svg:x="9.612cm" svg:y="4.882cm" svg:viewBox="0 0 151 144" svg:d="M56 75h21c15 0 17 4 17 10 0 2 0 4-1 10-1 1-1 2-1 2 0 2 2 3 3 3 2 0 2 0 3-4l11-46c1-3 1-3 1-4 0 0 0-2-3-2-1 0-2 1-3 4-4 17-9 21-27 21h-19l13-54c2-8 2-8 12-8h28c26 0 31 7 31 23 0 5 0 5-1 11-1 3-1 3-1 4s1 2 3 2 3-1 3-4l5-37c0-6-1-6-6-6h-104c-4 0-6 0-6 4 0 3 2 3 5 3 8 0 14 0 14 3 0 1 0 1-1 6l-28 111c-2 9-2 11-19 11-4 0-6 0-6 4 0 2 2 2 3 2 7 0 22 0 28 0 7 0 25 0 31 0 3 0 5 0 5-4 0-2-1-2-1-2-1 0-1 0-6 0s-6 0-11-1c-6-1-7-1-7-4 0 0 0-2 1-5z">
            <text:p/>
          </draw:path>
          <draw:polygon draw:style-name="gr4" draw:text-style-name="P4" draw:layer="layout" svg:width="0.028cm" svg:height="0.211cm" svg:x="9.794cm" svg:y="4.867cm" svg:viewBox="0 0 29 212" draw:points="29,212 29,203 8,203 8,8 29,8 29,0 0,0 0,212">
            <text:p/>
          </draw:polygon>
          <draw:path draw:style-name="gr4" draw:text-style-name="P4" draw:layer="layout" svg:width="0.144cm" svg:height="0.151cm" svg:x="9.834cm" svg:y="4.875cm" svg:viewBox="0 0 145 152" svg:d="M31 127c-9 15-17 18-27 18-2 0-4 0-4 5 0 1 1 2 3 2 5 0 12-1 18-1 7 0 14 1 21 1 1 0 4 0 4-4 0-3-2-3-3-3-5 0-10-2-10-7 0-3 1-5 3-8l16-27h53c1 5 4 33 4 35 0 7-12 7-16 7-3 0-5 0-5 5 0 2 3 2 3 2 9 0 18-1 27-1 5 0 18 1 24 1 1 0 3 0 3-4 0-3-2-3-5-3-13 0-13-1-13-7l-13-133c-1-4-1-5-4-5-4 0-4 1-6 4zM56 96l42-70 6 70z">
            <text:p/>
          </draw:path>
          <draw:path draw:style-name="gr4" draw:text-style-name="P4" draw:layer="layout" svg:width="0.054cm" svg:height="0.098cm" svg:x="10cm" svg:y="4.959cm" svg:viewBox="0 0 55 99" svg:d="M34 4c0-4 0-4-5-4-9 10-23 10-29 10v5c4 0 13 0 22-4v76c0 4 0 6-15 6h-6v6c3 0 21-1 27-1 4 0 23 1 27 1v-6h-6c-15 0-15-2-15-6z">
            <text:p/>
          </draw:path>
          <draw:polygon draw:style-name="gr4" draw:text-style-name="P4" draw:layer="layout" svg:width="0.028cm" svg:height="0.211cm" svg:x="10.084cm" svg:y="4.867cm" svg:viewBox="0 0 29 212" draw:points="29,0 0,0 0,8 21,8 21,203 0,203 0,212 29,212">
            <text:p/>
          </draw:polygon>
          <draw:path draw:style-name="gr4" draw:text-style-name="P4" draw:layer="layout" svg:width="0.187cm" svg:height="0.11cm" svg:x="10.207cm" svg:y="4.918cm" svg:viewBox="0 0 188 111" svg:d="M165 60c-12 9-17 18-19 20-10 15-12 28-12 28 0 3 3 3 5 3 3 0 4 0 4-5 5-20 18-38 42-48 2-1 3-1 3-3 0-1-1-2-2-2-9-4-35-14-43-50 0-2-1-3-4-3-2 0-5 0-5 2 0 1 2 14 11 29 4 6 11 13 20 20h-157c-4 0-8 0-8 4 0 5 4 5 8 5z">
            <text:p/>
          </draw:path>
          <draw:path draw:style-name="gr4" draw:text-style-name="P4" draw:layer="layout" svg:width="0.15cm" svg:height="0.143cm" svg:x="10.473cm" svg:y="4.882cm" svg:viewBox="0 0 151 144" svg:d="M56 75h21c15 0 17 4 17 10 0 2 0 4-1 10-1 1-1 2-1 2 0 2 2 3 3 3 2 0 2 0 3-4l11-46c1-3 1-3 1-4 0 0 0-2-3-2-1 0-2 1-3 4-4 17-9 21-27 21h-19l13-54c2-8 2-8 12-8h28c26 0 31 7 31 23 0 5 0 5-1 11-1 3-1 3-1 4s1 2 3 2 3-1 3-4l5-37c0-6-1-6-6-6h-104c-4 0-6 0-6 4 0 3 2 3 5 3 8 0 14 0 14 3 0 1 0 1-1 6l-28 111c-2 9-2 11-19 11-4 0-6 0-6 4 0 2 2 2 3 2 7 0 22 0 28 0 7 0 25 0 31 0 3 0 5 0 5-4 0-2-1-2-1-2-1 0-1 0-6 0s-6 0-11-1c-6-1-7-1-7-4 0 0 0-2 1-5z">
            <text:p/>
          </draw:path>
          <draw:polygon draw:style-name="gr4" draw:text-style-name="P4" draw:layer="layout" svg:width="0.028cm" svg:height="0.211cm" svg:x="10.654cm" svg:y="4.867cm" svg:viewBox="0 0 29 212" draw:points="29,212 29,203 8,203 8,8 29,8 29,0 0,0 0,212">
            <text:p/>
          </draw:polygon>
          <draw:path draw:style-name="gr4" draw:text-style-name="P4" draw:layer="layout" svg:width="0.144cm" svg:height="0.151cm" svg:x="10.695cm" svg:y="4.875cm" svg:viewBox="0 0 145 152" svg:d="M31 127c-9 15-17 18-27 18-2 0-4 0-4 5 0 1 1 2 3 2 5 0 12-1 18-1 7 0 14 1 21 1 1 0 4 0 4-4 0-3-2-3-3-3-5 0-10-2-10-7 0-3 1-5 3-8l16-27h53c1 5 4 33 4 35 0 7-12 7-16 7-3 0-5 0-5 5 0 2 3 2 3 2 9 0 18-1 27-1 5 0 18 1 24 1 1 0 3 0 3-4 0-3-2-3-5-3-13 0-13-1-13-7l-13-133c-1-4-1-5-4-5-4 0-4 1-6 4zM56 96l42-70 6 70z">
            <text:p/>
          </draw:path>
          <draw:path draw:style-name="gr4" draw:text-style-name="P4" draw:layer="layout" svg:width="0.065cm" svg:height="0.098cm" svg:x="10.854cm" svg:y="4.959cm" svg:viewBox="0 0 66 99" svg:d="M66 72h-5c0 3-2 12-4 13-1 1-13 1-15 1h-27c16-14 20-18 29-25 12-9 22-18 22-32 0-18-16-29-35-29-18 0-31 13-31 26 0 8 7 9 8 9 3 0 8-3 8-8 0-2-1-8-9-8 4-11 15-14 22-14 15 0 23 12 23 24 0 13-10 23-15 29l-36 35c-1 1-1 1-1 6h61z">
            <text:p/>
          </draw:path>
          <draw:polygon draw:style-name="gr4" draw:text-style-name="P4" draw:layer="layout" svg:width="0.028cm" svg:height="0.211cm" svg:x="10.944cm" svg:y="4.867cm" svg:viewBox="0 0 29 212" draw:points="29,0 0,0 0,8 21,8 21,203 0,203 0,212 29,212">
            <text:p/>
          </draw:polygon>
          <draw:path draw:style-name="gr4" draw:text-style-name="P4" draw:layer="layout" svg:width="0.187cm" svg:height="0.11cm" svg:x="11.068cm" svg:y="4.918cm" svg:viewBox="0 0 188 111" svg:d="M165 60c-12 9-17 18-19 20-10 15-12 28-12 28 0 3 3 3 5 3 3 0 4 0 4-5 5-20 18-38 42-48 2-1 3-1 3-3 0-1-1-2-2-2-9-4-35-14-43-50 0-2-1-3-4-3-2 0-5 0-5 2 0 1 2 14 11 29 4 6 11 13 20 20h-157c-4 0-8 0-8 4 0 5 4 5 8 5z">
            <text:p/>
          </draw:path>
          <draw:path draw:style-name="gr4" draw:text-style-name="P4" draw:layer="layout" svg:width="0.15cm" svg:height="0.143cm" svg:x="11.333cm" svg:y="4.882cm" svg:viewBox="0 0 151 144" svg:d="M56 75h21c15 0 17 4 17 10 0 2 0 4-1 10-1 1-1 2-1 2 0 2 2 3 3 3 2 0 2 0 3-4l11-46c1-3 1-3 1-4 0 0 0-2-3-2-1 0-2 1-3 4-4 17-9 21-27 21h-19l13-54c2-8 2-8 12-8h28c26 0 31 7 31 23 0 5 0 5-1 11-1 3-1 3-1 4s1 2 3 2 3-1 3-4l5-37c0-6-1-6-6-6h-104c-4 0-6 0-6 4 0 3 2 3 5 3 8 0 14 0 14 3 0 1 0 1-1 6l-28 111c-2 9-2 11-19 11-4 0-6 0-6 4 0 2 2 2 3 2 7 0 22 0 28 0 7 0 25 0 31 0 3 0 5 0 5-4 0-2-1-2-1-2-1 0-1 0-6 0s-6 0-11-1c-6-1-7-1-7-4 0 0 0-2 1-5z">
            <text:p/>
          </draw:path>
          <draw:polygon draw:style-name="gr4" draw:text-style-name="P4" draw:layer="layout" svg:width="0.028cm" svg:height="0.211cm" svg:x="11.514cm" svg:y="4.867cm" svg:viewBox="0 0 29 212" draw:points="29,212 29,203 8,203 8,8 29,8 29,0 0,0 0,212">
            <text:p/>
          </draw:polygon>
          <draw:path draw:style-name="gr4" draw:text-style-name="P4" draw:layer="layout" svg:width="0.144cm" svg:height="0.151cm" svg:x="11.555cm" svg:y="4.875cm" svg:viewBox="0 0 145 152" svg:d="M31 127c-9 15-17 18-27 18-2 0-4 0-4 5 0 1 1 2 3 2 5 0 12-1 18-1 7 0 14 1 21 1 1 0 4 0 4-4 0-3-2-3-3-3-5 0-10-2-10-7 0-3 1-5 3-8l16-27h53c1 5 4 33 4 35 0 7-12 7-16 7-3 0-5 0-5 5 0 2 3 2 3 2 9 0 18-1 27-1 5 0 18 1 24 1 1 0 3 0 3-4 0-3-2-3-5-3-13 0-13-1-13-7l-13-133c-1-4-1-5-4-5-4 0-4 1-6 4zM56 96l42-70 6 70z">
            <text:p/>
          </draw:path>
          <draw:path draw:style-name="gr4" draw:text-style-name="P4" draw:layer="layout" svg:width="0.067cm" svg:height="0.101cm" svg:x="11.713cm" svg:y="4.959cm" svg:viewBox="0 0 68 102" svg:d="M32 49c12 0 21 8 21 24 0 18-11 24-20 24-6 0-19-1-25-10 7 0 9-6 9-9 0-5-4-8-9-8-4 0-8 3-8 9 0 14 16 23 34 23 20 0 34-14 34-29 0-12-9-23-25-27 15-5 21-17 21-26 0-11-14-20-30-20-17 0-29 8-29 20 0 5 3 8 8 8 4 0 7-3 7-8 0-4-3-7-7-7 4-7 15-9 21-9s15 4 15 16c0 7-2 14-6 18-5 6-9 6-16 6-4 1-4 1-5 1 0 0-2 0-2 2s2 2 5 2z">
            <text:p/>
          </draw:path>
          <draw:polygon draw:style-name="gr4" draw:text-style-name="P4" draw:layer="layout" svg:width="0.028cm" svg:height="0.211cm" svg:x="11.804cm" svg:y="4.867cm" svg:viewBox="0 0 29 212" draw:points="29,0 0,0 0,8 21,8 21,203 0,203 0,212 29,212">
            <text:p/>
          </draw:polygon>
        </draw:g>
        <draw:connector draw:style-name="gr9" draw:text-style-name="P2" draw:layer="layout" draw:type="curve" svg:x1="5.269cm" svg:y1="5.001cm" svg:x2="9.244cm" svg:y2="4.967cm" draw:start-shape="id7" draw:start-glue-point="1" draw:end-shape="id8" draw:end-glue-point="3" svg:d="M5269 5001c2980 0 993-34 3975-34" svg:viewBox="0 0 3976 35">
          <text:p/>
        </draw:connector>
        <draw:g>
          <svg:title>TexMaths</svg:title>
          <svg:desc>6§display§apply \circ apply \circ pure§svg§600§FALSE§</svg:desc>
          <draw:polygon draw:style-name="gr3" draw:text-style-name="P3" draw:layer="layout" svg:width="1.821cm" svg:height="0.186cm" svg:x="6.263cm" svg:y="4.754cm" svg:viewBox="0 0 1822 187" draw:points="911,187 0,187 0,0 1822,0 1822,187">
            <text:p/>
          </draw:polygon>
          <draw:path draw:style-name="gr4" draw:text-style-name="P4" draw:layer="layout" svg:width="0.096cm" svg:height="0.095cm" svg:x="6.271cm" svg:y="4.806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109cm" svg:height="0.134cm" svg:x="6.367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9cm" svg:height="0.134cm" svg:x="6.473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045cm" svg:height="0.148cm" svg:x="6.595cm" svg:y="4.753cm" svg:viewBox="0 0 46 149" svg:d="M46 2c0 0 0-2-3-2-5 0-21 2-26 2-2 0-4 0-4 5 0 2 2 2 5 2 10 0 11 2 11 4l-1 4-27 105c0 3-1 4-1 7 0 12 10 20 19 20 7 0 13-4 16-12 5-8 7-20 7-21 0-2-2-2-2-2-3 0-3 1-3 4-5 14-8 26-17 26-6 0-6-6-6-9 0-6 0-6 1-10z">
            <text:p/>
          </draw:path>
          <draw:path draw:style-name="gr4" draw:text-style-name="P4" draw:layer="layout" svg:width="0.097cm" svg:height="0.136cm" svg:x="6.658cm" svg:y="4.806cm" svg:viewBox="0 0 98 137" svg:d="M97 13c1-3 1-3 1-5 0-4-3-6-6-6s-6 2-8 5c0 1-2 7-3 11-1 6-3 11-4 17l-10 38c0 3-9 18-24 18-11 0-12-9-12-17 0-10 3-23 10-42 3-8 5-10 5-15 0-9-8-17-18-17-20 0-28 31-28 32 0 3 2 3 2 3 3 0 3-1 4-4 5-20 14-26 22-26 1 0 4 0 4 6s-1 11-3 15c-9 23-12 35-12 45 0 18 13 25 26 25 8 0 15-4 21-10-3 11-5 22-14 33-5 7-13 13-23 13-3 0-13 0-16-9 3 0 6 0 9-2 2-2 4-5 4-9 0-7-5-7-8-7-5 0-12 3-12 14 0 10 10 18 23 18 22 0 44-20 50-43z">
            <text:p/>
          </draw:path>
          <draw:path draw:style-name="gr4" draw:text-style-name="P4" draw:layer="layout" svg:width="0.082cm" svg:height="0.081cm" svg:x="6.822cm" svg:y="4.806cm" svg:viewBox="0 0 83 82" svg:d="M83 41c0-22-19-41-42-41-22 0-41 19-41 41 0 23 19 41 41 41 23 0 42-18 42-41zM41 74c-18 0-33-15-33-33s15-33 33-33 33 15 33 33-15 33-33 33z">
            <text:p/>
          </draw:path>
          <draw:path draw:style-name="gr4" draw:text-style-name="P4" draw:layer="layout" svg:width="0.096cm" svg:height="0.095cm" svg:x="6.97cm" svg:y="4.806cm" svg:viewBox="0 0 97 96" svg:d="M71 14c-4-8-10-14-20-14-25 0-51 31-51 62 0 20 11 34 28 34 4 0 15-1 28-16 2 9 9 16 19 16 8 0 13-5 16-11 3-8 6-21 6-21 0-3-2-3-2-3-3 0-3 1-3 4-4 14-8 26-16 26-6 0-7-5-7-9 0-5 1-6 3-16 2-9 2-11 5-19l7-30c2-6 2-6 2-7 0-3-3-6-6-6-6 0-9 5-9 10zM57 68c-1 5-1 5-4 8-10 12-18 15-24 15-11 0-14-11-14-20 0-10 7-36 12-46 7-12 16-20 25-20 13 0 16 17 16 18 0 2 0 3-1 4z">
            <text:p/>
          </draw:path>
          <draw:path draw:style-name="gr4" draw:text-style-name="P4" draw:layer="layout" svg:width="0.109cm" svg:height="0.134cm" svg:x="7.066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3-5 4-15 9-25 16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9cm" svg:height="0.134cm" svg:x="7.171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4-5 3-15 8-25 15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045cm" svg:height="0.148cm" svg:x="7.293cm" svg:y="4.753cm" svg:viewBox="0 0 46 149" svg:d="M46 2c0 0 0-2-3-2-5 0-21 2-26 2-2 0-4 0-4 5 0 2 2 2 5 2 10 0 11 2 11 4l-1 4-27 105c0 3-1 4-1 7 0 12 10 20 19 20 7 0 13-4 16-12 5-8 7-20 7-21 0-2-2-2-2-2-3 0-3 1-3 4-4 14-8 26-17 26-6 0-6-6-6-9 0-6 0-6 1-10z">
            <text:p/>
          </draw:path>
          <draw:path draw:style-name="gr4" draw:text-style-name="P4" draw:layer="layout" svg:width="0.097cm" svg:height="0.136cm" svg:x="7.357cm" svg:y="4.806cm" svg:viewBox="0 0 98 137" svg:d="M97 13c1-3 1-3 1-5 0-4-3-6-6-6s-6 2-8 5c0 1-2 7-3 11-1 6-2 11-4 17l-10 38c0 3-9 18-23 18-12 0-13-9-13-17 0-10 3-23 10-42 3-8 5-10 5-15 0-9-8-17-18-17-20 0-28 31-28 32 0 3 2 3 2 3 3 0 3-1 4-4 5-20 14-26 22-26 1 0 4 0 4 6s-1 11-3 15c-9 23-12 35-12 45 0 18 13 25 26 25 8 0 15-4 21-10-3 11-5 22-14 33-5 7-13 13-23 13-3 0-13 0-16-9 3 0 6 0 9-2 2-2 4-5 4-9 0-7-5-7-8-7-5 0-12 3-12 14 0 10 10 18 23 18 22 0 44-20 50-43z">
            <text:p/>
          </draw:path>
          <draw:path draw:style-name="gr4" draw:text-style-name="P4" draw:layer="layout" svg:width="0.082cm" svg:height="0.081cm" svg:x="7.52cm" svg:y="4.806cm" svg:viewBox="0 0 83 82" svg:d="M83 41c0-22-19-41-42-41-22 0-41 19-41 41 0 23 19 41 41 41 23 0 42-18 42-41zM41 74c-18 0-33-15-33-33s15-33 33-33 33 15 33 33-15 33-33 33z">
            <text:p/>
          </draw:path>
          <draw:path draw:style-name="gr4" draw:text-style-name="P4" draw:layer="layout" svg:width="0.109cm" svg:height="0.134cm" svg:x="7.653cm" svg:y="4.806cm" svg:viewBox="0 0 110 135" svg:d="M16 119c-2 7-2 9-11 9-3 0-5 0-5 4 0 2 1 3 3 3 5 0 11-1 17-1 8 0 15 1 21 1 2 0 5 0 5-5 0-2-3-2-6-2-11 0-11-2-11-3 0-3 9-37 11-43 3 7 9 14 19 14 25 0 51-31 51-62 0-20-12-34-28-34-10 0-20 8-27 16-2-12-12-16-20-16-9 0-13 8-15 12-4 7-7 20-7 20 0 3 3 3 3 3 2 0 2 0 3-5 4-15 9-25 16-25 3 0 6 2 6 9 0 5 0 8-1 11zM53 28c2-6 8-12 12-15 7-7 13-8 17-8 9 0 13 7 13 20 0 12-7 36-10 45-8 15-18 21-26 21-13 0-16-17-16-18s0-2 0-4z">
            <text:p/>
          </draw:path>
          <draw:path draw:style-name="gr4" draw:text-style-name="P4" draw:layer="layout" svg:width="0.108cm" svg:height="0.095cm" svg:x="7.772cm" svg:y="4.806cm" svg:viewBox="0 0 109 96" svg:d="M68 82c2 9 10 14 19 14 7 0 12-5 16-11 3-8 6-21 6-21 0-3-2-3-3-3-2 0-2 1-3 4-2 12-6 26-15 26-5 0-7-2-7-9 0-5 2-15 4-23l6-22c1-3 3-12 4-15 1-5 3-12 3-14 0-4-3-6-6-6-1 0-7 0-9 8-3 15-13 52-15 64-1 0-9 17-25 17-11 0-12-9-12-17 0-12 5-28 11-43 2-6 4-9 4-14 0-9-8-17-18-17-20 0-28 31-28 32 0 3 2 3 2 3 3 0 3-1 4-4 5-18 13-26 22-26 1 0 4 0 4 6s-1 12-3 15c-8 21-12 34-12 45 0 20 14 25 26 25 14 0 21-10 25-14z">
            <text:p/>
          </draw:path>
          <draw:path draw:style-name="gr4" draw:text-style-name="P4" draw:layer="layout" svg:width="0.085cm" svg:height="0.095cm" svg:x="7.892cm" svg:y="4.806cm" svg:viewBox="0 0 86 96" svg:d="M13 81c-1 4-2 8-2 10 0 3 3 5 6 5 2 0 6-2 8-6 0-1 7-29 8-34 2-6 5-21 7-27 1-3 7-13 12-18 1-1 7-6 17-6 5 0 8 2 9 2-7 1-11 6-11 12 0 3 2 7 8 7 5 0 11-4 11-12 0-7-6-14-17-14-14 0-23 10-28 16-1-9-9-16-19-16-9 0-14 8-15 12-4 7-7 20-7 20 0 3 2 3 2 3 3 0 3 0 4-5 4-15 8-25 16-25 3 0 6 2 6 9 0 5 0 7-3 18z">
            <text:p/>
          </draw:path>
          <draw:path draw:style-name="gr4" draw:text-style-name="P4" draw:layer="layout" svg:width="0.081cm" svg:height="0.095cm" svg:x="7.996cm" svg:y="4.806cm" svg:viewBox="0 0 82 96" svg:d="M30 45c6 0 22-1 32-5 15-6 17-19 17-22 0-9-9-18-23-18-24 0-56 20-56 58 0 21 13 38 34 38 30 0 48-22 48-25 0-1-2-3-3-3s-2 1-3 2c-17 21-39 21-42 21-17 0-18-17-18-24 0-3 0-9 3-22zM20 40c8-32 30-35 36-35 9 0 15 6 15 13 0 22-34 22-42 2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8T19:44:06.552244423</dc:date>
    <meta:editing-duration>PT1H48M17S</meta:editing-duration>
    <meta:editing-cycles>40</meta:editing-cycles>
    <meta:generator>LibreOffice/5.0.5.2$Linux_X86_64 LibreOffice_project/00m0$Build-2</meta:generator>
    <meta:document-statistic meta:object-count="162"/>
  </office:meta>
</office:document-meta>
</file>